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 Sans" svg:font-family="'Open Sans'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>
      <style:text-properties fo:color="#3333ff"/>
    </style:style>
    <style:style style:name="T1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IT 1</text:p>
      <text:list xml:id="list5233317445643788096" text:style-name="L1">
        <text:list-item>
          <text:p text:style-name="P1"><text:span text:style-name="T2">application software</text:span>: <text:span text:style-name="T1">offers customers a range of services such as management, engineering, network, etc.</text:span></text:p>
        </text:list-item>
        <text:list-item>
          <text:p text:style-name="P1">To translate a programming language into machine code, tools called <text:span text:style-name="T2">compilers</text:span>.</text:p>
        </text:list-item>
        <text:list-item>
          <text:p text:style-name="P1">Lenguages:</text:p>
        </text:list-item>
      </text:list>
      <text:list xml:id="list2607027976959788053" text:style-name="L2">
        <text:list-item>
          <text:list>
            <text:list-item>
              <text:p text:style-name="P2"><text:span text:style-name="T2">C ++</text:span> → Allows object-oriented programming.</text:p>
            </text:list-item>
            <text:list-item>
              <text:p text:style-name="P2"><text:span text:style-name="T2">PHP</text:span> → It appeared in the mid-90s and focuses on web development.</text:p>
            </text:list-item>
            <text:list-item>
              <text:p text:style-name="P2"><text:span text:style-name="T2">C</text:span> → It is considered a high level language with low level characteristics.</text:p>
            </text:list-item>
            <text:list-item>
              <text:p text:style-name="P2"><text:span text:style-name="T2">Javascript</text:span> → It is an interpreted language and works on the client side.</text:p>
            </text:list-item>
            <text:list-item>
              <text:p text:style-name="P2"><text:span text:style-name="T2">Java</text:span> → The programs created are totally independent of the platform on which they are executed.</text:p>
            </text:list-item>
          </text:list>
        </text:list-item>
      </text:list>
      <text:list xml:id="list9102457207416971148" text:style-name="L3">
        <text:list-item>
          <text:p text:style-name="P3">We will understand by <text:span text:style-name="T2">software</text:span> the set of programs, documentation and data related to a computer system.</text:p>
        </text:list-item>
        <text:list-item>
          <text:p text:style-name="P3">Building a product software implies: make a previous design.</text:p>
        </text:list-item>
        <text:list-item>
          <text:p text:style-name="P3"><text:span text:style-name="T2">Low level</text:span> language: <text:span text:style-name="T2">easy</text:span> to understand by <text:span text:style-name="T2">people.</text:span></text:p>
        </text:list-item>
      </text:list>
      <text:p text:style-name="Standard"/>
      <text:p text:style-name="P10">UNIT 2</text:p>
      <text:list xml:id="list2334182287801432342" text:style-name="L4">
        <text:list-item>
          <text:p text:style-name="P4">Integrated development environments can be composed of :</text:p>
        </text:list-item>
      </text:list>
      <text:list xml:id="list2720159998608208511" text:style-name="L5">
        <text:list-item>
          <text:list>
            <text:list-item>
              <text:p text:style-name="P5">Version control → It allows to control the changes made on the files of a project.</text:p>
            </text:list-item>
            <text:list-item>
              <text:p text:style-name="P5">The correct answer is: Version control → It allows to control the changes made on the files of a project., Compiler → Translate the source code into a program capable of being interpreted or executed</text:p>
            </text:list-item>
            <text:list-item>
              <text:p text:style-name="P5">Interpreter → Execute code on the fly. It does not generate any compiled files</text:p>
            </text:list-item>
            <text:list-item>
              <text:p text:style-name="P5">Source code editor → Lets you write the source code of the program. It usually incorporates functions to highlight and color syntax and autocomplete code, among others.</text:p>
            </text:list-item>
            <text:list-item>
              <text:p text:style-name="P5">Graphical interface constructor → Simplifies the creation of graphical user interfaces facilitating the placement of controls (buttons, lists, etc.)</text:p>
            </text:list-item>
            <text:list-item>
              <text:p text:style-name="P5">Debugger → Examines step by step the execution of a program.</text:p>
            </text:list-item>
          </text:list>
        </text:list-item>
      </text:list>
      <text:p text:style-name="Standard"/>
      <text:p text:style-name="P10">UNIT 3</text:p>
      <text:list xml:id="list2638767094579430581" text:style-name="L6">
        <text:list-item>
          <text:p text:style-name="P6">Within the elements of a methodology, <text:s/>the set of inputs and outputs required or produced by each phase <text:s/>is called ... Products</text:p>
        </text:list-item>
        <text:list-item>
          <text:p text:style-name="P6">The transition phase of the RUP ( Rational Unified Process ) methodology is ...</text:p>
        </text:list-item>
        <text:list-item>
          <text:p text:style-name="P6">where the product is prepared for delivery to the customer.</text:p>
        </text:list-item>
        <text:list-item>
          <text:p text:style-name="P6">Which is NOT an advantages of the V model? Integrates development with product maintenance.</text:p>
        </text:list-item>
        <text:list-item>
          <text:p text:style-name="P6">The RUP <text:s/>( Rational Unified Process ) methodology is based on the life cycle model ... Spiral.</text:p>
        </text:list-item>
        <text:list-item>
          <text:p text:style-name="P6">Which of the following software lifecycle models software is not suitable for small projects?Spiral model.</text:p>
        </text:list-item>
        <text:list-item>
          <text:p text:style-name="P6"><text:s/>We understand by methodoly <text:s/>a set of techniques and methods that allow an homogeneous approach to each activity in the life cycle of a project.</text:p>
        </text:list-item>
        <text:list-item>
          <text:p text:style-name="P6">What is known as feedback in the life cycle of software? go through the same phase several times.</text:p>
        </text:list-item>
        <text:list-item>
          <text:p text:style-name="P6">Relate the following concepts to each of the features:</text:p>
        </text:list-item>
      </text:list>
      <text:list xml:id="list8154383502379707908" text:style-name="L7">
        <text:list-item>
          <text:list>
            <text:list-item>
              <text:p text:style-name="P7">Implementation → Use of a specific programming language or languages.</text:p>
            </text:list-item>
            <text:list-item>
              <text:p text:style-name="P7">Requirements analysis → Communication with the client.</text:p>
            </text:list-item>
            <text:list-item>
              <text:p text:style-name="P7">Tests → Verification of the correct performance of the tasks.</text:p>
            </text:list-item>
            <text:list-item>
              <text:p text:style-name="P7">Design → General operation of the software.</text:p>
            </text:list-item>
            <text:list-item>
              <text:p text:style-name="P7"><text:soft-page-break/>Maintenance → Improve the software.</text:p>
            </text:list-item>
          </text:list>
        </text:list-item>
      </text:list>
      <text:list xml:id="list3684259447952067263" text:style-name="L8">
        <text:list-item>
          <text:p text:style-name="P8">There are basically two types of methodologies, these are ... </text:p>
        </text:list-item>
        <text:list-item>
          <text:p text:style-name="P8">Traditional and agile.</text:p>
        </text:list-item>
        <text:list-item>
          <text:p text:style-name="P8">The requirements analysis is the first stage in the development of software. It is subdivided into two more stages, which are they? <text:s/>Analysis and specification of requirements.</text:p>
        </text:list-item>
      </text:list>
      <text:p text:style-name="Standard"/>
      <text:p text:style-name="P10">UNIT 4</text:p>
      <text:list xml:id="list4180513303370363408" text:style-name="L9">
        <text:list-item>
          <text:p text:style-name="P9">After collecting information about the application to be developed using any of the available techniques, we need to write a document called ERS.</text:p>
        </text:list-item>
        <text:list-item>
          <text:p text:style-name="P9">We call JAD sessions to Some meetings or workshops of about 2 to 4 days between the development team and the client company staff to establish the requirements.</text:p>
        </text:list-item>
        <text:list-item>
          <text:p text:style-name="P9">Non-functional requirements are ... Requirements that determine how good or bad the application meets the functional requirements.</text:p>
          <text:p text:style-name="P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 Sans" svg:font-family="'Open Sans'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6M6S</meta:editing-duration>
    <meta:editing-cycles>3</meta:editing-cycles>
    <meta:generator>OpenOffice/4.1.7$Win32 OpenOffice.org_project/417m1$Build-9800</meta:generator>
    <dc:date>2020-12-04T07:22:56.57</dc:date>
    <meta:document-statistic meta:table-count="0" meta:image-count="0" meta:object-count="0" meta:page-count="2" meta:paragraph-count="42" meta:word-count="587" meta:character-count="3414"/>
    <meta:user-defined meta:name="Info 1"/>
    <meta:user-defined meta:name="Info 2"/>
    <meta:user-defined meta:name="Info 3"/>
    <meta:user-defined meta:name="Info 4"/>
  </office:meta>
</office:document-meta>
</file>